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00d" officeooo:paragraph-rsid="000270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MES</text:p>
      <text:p text:style-name="P1"/>
      <text:p text:style-name="P1">Dios olímpico mensajero, de las fronteras y los viajeros que las cruzan, de los pastores, de los oradores, el ingenio y del comercio en general, de la astucia de los ladrones y los mentirosos. El himno homérico a Hermes lo invoca como el «de multiforme ingenio (polytropos), de astutos pensamientos, ladrón, cuatrero de bueyes, jefe de los sueños, espía nocturno, guardián de las puertas, que muy pronto habría de hacer alarde de gloriosas hazañas ante los inmortales dioses». Hermes también es protagonista de muchos mitos, como, por ejemplo, el de Filemón y Bauc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mbre Apellidos</meta:initial-creator>
    <meta:creation-date>2014-03-18T12:41:41.892000000</meta:creation-date>
    <dc:date>2014-03-18T12:45:47.855000000</dc:date>
    <dc:creator>Nombre Apellidos</dc:creator>
    <meta:editing-duration>P0D</meta:editing-duration>
    <meta:editing-cycles>1</meta:editing-cycles>
    <meta:document-statistic meta:table-count="0" meta:image-count="0" meta:object-count="0" meta:page-count="1" meta:paragraph-count="2" meta:word-count="94" meta:character-count="573" meta:non-whitespace-character-count="481"/>
    <meta:generator>LibreOffice/4.2.2.1$Windows_x86 LibreOffice_project/3be8cda0bddd8e430d8cda1ebfd581265cca5a0f</meta:generator>
  </office:meta>
</office:document-meta>
</file>